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style:font-name="Calibr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" style:family="text">
      <style:text-properties fo:color="#0000ff" style:font-name="Calibri" fo:font-size="14pt" style:font-size-asian="14pt" style:font-size-complex="14pt"/>
    </style:style>
    <style:style style:name="T5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808080" style:font-name="Calibri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30306140" text:style-name="L1">
        <text:list-item>
          <text:p text:style-name="P2"><text:span text:style-name="T1">Screen [name: </text:span><text:span text:style-name="T4"><text:s/>Property Information</text:span><text:span text:style-name="T1">] [order:B][access: (public)(gov)(registrant)(NRN)(ER)(editor)(editor-proxy)(reviewer)][width:750px][order:Z]</text:span></text:p>
          <text:list>
            <text:list-item>
              <text:p text:style-name="P3">Header [text: Banner Image]</text:p>
            </text:list-item>
            <text:list-item>
              <text:p text:style-name="P3">Title [text: Property Information]</text:p>
            </text:list-item>
            <text:list-item>
              <text:p text:style-name="P2"><text:span text:style-name="T1">Description [text: </text:span><text:span text:style-name="T2"><text:s/></text:span><text:span text:style-name="T1">]</text:span></text:p>
              <text:p text:style-name="P3"/>
              <text:list>
                <text:list-item>
                  <text:p text:style-name="P3">Screen [name: Property Information][type:link-to]</text:p>
                </text:list-item>
              </text:list>
            </text:list-item>
            <text:list-item>
              <text:p text:style-name="P3">Delete [type: delete-button][access: registrant]</text:p>
              <text:list>
                <text:list-item>
                  <text:p text:style-name="P3">Screen [name: Confirm Delete][type:overlay]</text:p>
                  <text:list>
                    <text:list-item>
                      <text:p text:style-name="P3">Close[type: close-button]</text:p>
                    </text:list-item>
                    <text:list-item>
                      <text:p text:style-name="P3">Confirm [type: confirm-button][access: registrant]</text:p>
                    </text:list-item>
                    <text:list-item>
                      <text:p text:style-name="P3">Data-Controls [name: Sample-Types]</text:p>
                    </text:list-item>
                  </text:list>
                </text:list-item>
              </text:list>
            </text:list-item>
            <text:list-item>
              <text:p text:style-name="P3">New [type: new-button][access: registrant]</text:p>
              <text:list>
                <text:list-item>
                  <text:p text:style-name="P3">Screen [name: New Registration][type:overlay]</text:p>
                  <text:list>
                    <text:list-item>
                      <text:p text:style-name="P3">Close[type: close-button]</text:p>
                    </text:list-item>
                    <text:list-item>
                      <text:p text:style-name="P3">Save [type: save-button][access: registrant]</text:p>
                    </text:list-item>
                    <text:list-item>
                      <text:p text:style-name="P2"><text:span text:style-name="T1">Data-Controls [name: </text:span><text:span text:style-name="T6">Names</text:span><text:span text:style-name="T1">]</text:span></text:p>
                    </text:list-item>
                  </text:list>
                </text:list-item>
              </text:list>
            </text:list-item>
            <text:list-item>
              <text:p text:style-name="P3">Edit [type: edit-button][access: registrant]</text:p>
              <text:list>
                <text:list-item>
                  <text:p text:style-name="P3">Screen [name: Edit Registration][type:overlay]</text:p>
                  <text:list>
                    <text:list-item>
                      <text:p text:style-name="P3">Close [name: Close][type: close-button]</text:p>
                    </text:list-item>
                    <text:list-item>
                      <text:p text:style-name="P3">Save [type: save-button][access: registrant]</text:p>
                    </text:list-item>
                    <text:list-item>
                      <text:p text:style-name="P2"><text:span text:style-name="T1">Data-Controls [name: </text:span><text:span text:style-name="T6">Names</text:span><text:span text:style-name="T1">]</text:span></text:p>
                    </text:list-item>
                  </text:list>
                </text:list-item>
              </text:list>
            </text:list-item>
            <text:list-item>
              <text:p text:style-name="P4">#### COMMENTS</text:p>
            </text:list-item>
            <text:list-item>
              <text:p text:style-name="P2"><text:span text:style-name="T7">Grid</text:span><text:span text:style-name="T1"> [name: Comments][title: Comments][type:horizontal][</text:span><text:span text:style-name="T8">access:</text:span><text:span text:style-name="T1">(public)(registrant)(ER)][width:600]</text:span></text:p>
              <text:list>
                <text:list-item>
                  <text:p text:style-name="P3">[definition: Grid for Comments]</text:p>
                </text:list-item>
                <text:list-item>
                  <text:p text:style-name="P2"><text:span text:style-name="T3">Ask SHPO</text:span><text:span text:style-name="T1"> [type: new-button][</text:span><text:span text:style-name="T8">access:</text:span><text:span text:style-name="T1">(public)(registrant)(ER)]</text:span></text:p>
                  <text:list>
                    <text:list-item>
                      <text:p text:style-name="P2"><text:span text:style-name="T1">Screen [name: </text:span><text:span text:style-name="T5">New Comment</text:span><text:span text:style-name="T1">][type:overlay][right:create][interface:user][</text:span><text:span text:style-name="T8">access:</text:span><text:span text:style-name="T1">(public)(registrant)(ER)]</text:span></text:p>
                      <text:list>
                        <text:list-item>
                          <text:p text:style-name="P3">[definition: New comment interface]</text:p>
                        </text:list-item>
                        <text:list-item>
                          <text:p text:style-name="P2"><text:span text:style-name="T1">Data-Controls [name: ScreenDCComment][table: </text:span><text:span text:style-name="T6">Comments</text:span><text:span text:style-name="T1">]</text:span></text:p>
                        </text:list-item>
                        <text:list-item>
                          <text:p text:style-name="P3"><text:span text:style-name="T10">Close</text:span>[type: close-button]</text:p>
                        </text:list-item>
                        <text:list-item>
                          <text:p text:style-name="P2"><text:span text:style-name="T3">Save</text:span><text:span text:style-name="T1"> [type: save-button][</text:span><text:span text:style-name="T8">access:</text:span><text:span text:style-name="T1">(public)(registrant)(ER)]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Data-Controls [name: <text:s/>GridDCComments][table: </text:span><text:span text:style-name="T9">Comments</text:span><text:span text:style-name="T1">]</text:span></text:p>
                  <text:list>
                    <text:list-item>
                      <text:p text:style-name="P2"><text:span text:style-name="T3">Reply</text:span><text:span text:style-name="T1"> [type: new-button][</text:span><text:span text:style-name="T8">access:</text:span><text:span text:style-name="T1">(public)(registrant)(ER)]</text:span></text:p>
                      <text:list>
                        <text:list-item>
                          <text:p text:style-name="P2"><text:span text:style-name="T1">Screen [name: Reply</text:span><text:span text:style-name="T5"> to Comment</text:span><text:span text:style-name="T1">][type:overlay][right:create][interface:user][</text:span><text:span text:style-name="T8">access:</text:span><text:span text:style-name="T1">(public)(registrant)(ER)]</text:span></text:p>
                          <text:list>
                            <text:list-item>
                              <text:p text:style-name="P3">[definition: Reply to comment]</text:p>
                            </text:list-item>
                            <text:list-item>
                              <text:p text:style-name="P2"><text:span text:style-name="T1">Data-Controls [name: DCComments][table: </text:span><text:span text:style-name="T9">Comments</text:span><text:span text:style-name="T1">]</text:span></text:p>
                            </text:list-item>
                            <text:list-item>
                              <text:p text:style-name="P3"><text:span text:style-name="T10">Close</text:span>[type: close-button]</text:p>
                            </text:list-item>
                            <text:list-item>
                              <text:p text:style-name="P2"><text:span text:style-name="T3">Save</text:span><text:span text:style-name="T1"> [type: save-button][</text:span><text:span text:style-name="T8">access:</text:span><text:span text:style-name="T1">(public)(registrant)(ER)]</text:span></text:p>
                            </text:list-item>
                            <text:list-item>
                              <text:p text:style-name="P3"><text:span text:style-name="T1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Disclaimer [text:]</text:p>
            </text:list-item>
            <text:list-item>
              <text:p text:style-name="P3">Footer [text: footer]</text:p>
            </text:list-item>
          </text:list>
        </text:list-item>
        <text:list-item>
          <text:p text:style-name="P3"/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8H23M43S</meta:editing-duration>
    <meta:editing-cycles>106</meta:editing-cycles>
    <meta:generator>OpenOffice.org/3.3$Win32 OpenOffice.org_project/330m20$Build-9567</meta:generator>
    <dc:date>2011-12-21T10:18:16.77</dc:date>
    <dc:creator>James Wilfong</dc:creator>
    <meta:document-statistic meta:table-count="0" meta:image-count="0" meta:object-count="0" meta:page-count="1" meta:paragraph-count="39" meta:word-count="175" meta:character-count="2081"/>
    <meta:user-defined meta:name="Info 1"/>
    <meta:user-defined meta:name="Info 2"/>
    <meta:user-defined meta:name="Info 3"/>
    <meta:user-defined meta:name="Info 4"/>
  </office:meta>
</office:document-meta>
</file>